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20100000080000000806150A765.png"/>
  <manifest:file-entry manifest:media-type="image/png" manifest:full-path="Pictures/1000000000000640000004B0C65EF472.png"/>
  <manifest:file-entry manifest:media-type="image/png" manifest:full-path="Pictures/10000000000003200000025809C7EF31.png"/>
  <manifest:file-entry manifest:media-type="image/png" manifest:full-path="Pictures/10000000000003200000025871EEE600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320000002582C51995A.png"/>
  <manifest:file-entry manifest:media-type="image/png" manifest:full-path="Pictures/100000000000032000000258F6AEE96B.png"/>
  <manifest:file-entry manifest:media-type="image/png" manifest:full-path="Pictures/1000000000000640000004B0AF6A36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middl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Ubuntu-subtitle">
      <style:graphic-properties draw:fill-color="#ffffff" draw:auto-grow-height="true" fo:min-height="18.772cm"/>
    </style:style>
    <style:style style:name="pr2" style:family="presentation" style:parent-style-name="GlossyUbuntu-notes">
      <style:graphic-properties draw:fill-color="#ffffff" draw:auto-grow-height="true" fo:min-height="13.365cm"/>
    </style:style>
    <style:style style:name="pr3" style:family="presentation" style:parent-style-name="GlossyUbuntu-title">
      <style:graphic-properties draw:auto-grow-height="true" fo:min-height="3.507cm"/>
    </style:style>
    <style:style style:name="pr4" style:family="presentation" style:parent-style-name="GlossyUbuntu-subtitle">
      <style:graphic-properties draw:fill-color="#ffffff" draw:auto-grow-height="true" fo:min-height="13.86cm"/>
    </style:style>
    <style:style style:name="pr5" style:family="presentation" style:parent-style-name="GlossyUbuntu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OUET</presentation:footer-decl>
      <presentation:date-time-decl presentation:name="dtd1" presentation:source="current-date" style:data-style-name="D3"/>
      <draw:page draw:name="page1" draw:style-name="dp1" draw:master-page-name="GlossyUbuntu" presentation:presentation-page-layout-name="AL1T32" presentation:use-footer-name="ftr1" presentation:use-date-time-name="dtd1">
        <draw:frame presentation:style-name="pr1" draw:layer="layout" svg:width="25.199cm" svg:height="18.772cm" svg:x="1.301cm" svg:y="0.001cm" presentation:class="subtitle">
          <draw:text-box>
            <text:p>TEST D'UNE PRÉSENTATION SANS MODÈ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Ubuntu" presentation:presentation-page-layout-name="AL2T0" presentation:use-footer-name="ftr1" presentation:use-date-time-name="dtd1">
        <draw:frame presentation:style-name="pr3" draw:layer="layout" svg:width="25.199cm" svg:height="3.507cm" svg:x="1.301cm" svg:y="0.001cm" presentation:class="title">
          <draw:text-box>
            <text:p>Titre + Text</text:p>
          </draw:text-box>
        </draw:frame>
        <draw:frame presentation:style-name="pr4" draw:layer="layout" svg:width="25.199cm" svg:height="13.86cm" svg:x="1.4cm" svg:y="4.914cm" presentation:class="subtitle">
          <draw:text-box>
            <text:p>Youpi !!!!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Ubuntu" presentation:presentation-page-layout-name="AL3T1" presentation:use-footer-name="ftr1" presentation:use-date-time-name="dtd1">
        <draw:frame presentation:style-name="pr3" draw:layer="layout" svg:width="25.199cm" svg:height="3.507cm" svg:x="1.301cm" svg:y="0.001cm" presentation:class="title">
          <draw:text-box>
            <text:p>Titre + Leve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vel 1</text:p>
                <text:list>
                  <text:list-item>
                    <text:p>Level 2</text:p>
                    <text:list>
                      <text:list-item>
                        <text:p>Level 3</text:p>
                        <text:list>
                          <text:list-item>
                            <text:p>Level 4</text:p>
                            <text:list>
                              <text:list-item>
                                <text:p>Level 5</text:p>
                                <text:list>
                                  <text:list-item>
                                    <text:p>Level 6</text:p>
                                    <text:list>
                                      <text:list-item>
                                        <text:p>Level 7</text:p>
                                        <text:list>
                                          <text:list-item>
                                            <text:p>Level 8</text:p>
                                            <text:list>
                                              <text:list-item>
                                                <text:p>Level 9</text:p>
                                                <text:list>
                                                  <text:list-item>
                                                    <text:p>Level 10</text:p>
                                                  </text:list-item>
                                                  <text:list-item>
                                                    <text:p>Level 10</text:p>
                                                  </text:list-item>
                                                  <text:list-item>
                                                    <text:p>Level 10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  <text:list-item>
                                        <text:p>Level 7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Ubuntu" presentation:presentation-page-layout-name="AL4T6" presentation:use-footer-name="ftr1" presentation:use-date-time-name="dtd1">
        <draw:frame presentation:style-name="pr3" draw:layer="layout" svg:width="25.199cm" svg:height="3.507cm" svg:x="1.301cm" svg:y="0.001cm" presentation:class="title">
          <draw:text-box>
            <text:p>Titre + Levels + Image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Level 1</text:p>
                <text:list>
                  <text:list-item>
                    <text:p>Level 2</text:p>
                    <text:list>
                      <text:list-item>
                        <text:p>Level 3</text:p>
                      </text:list-item>
                    </text:list>
                  </text:list-item>
                  <text:list-item>
                    <text:p>Level 2</text:p>
                  </text:list-item>
                  <text:list-item>
                    <text:p>Level 2</text:p>
                  </text:list-item>
                </text:list>
              </text:list-item>
              <text:list-item>
                <text:p>Level 1</text:p>
                <text:list>
                  <text:list-item>
                    <text:p>Level 2<text:line-break/></text:p>
                  </text:list-item>
                </text:list>
              </text:list-item>
            </text:list>
          </draw:text-box>
        </draw:frame>
        <draw:frame draw:name="Cube" draw:style-name="gr2" draw:text-style-name="P1" draw:layer="layout" svg:width="12.296cm" svg:height="12.296cm" svg:x="14.311cm" svg:y="5.695cm" presentation:class="graphic">
          <draw:image xlink:href="Pictures/1000020100000080000000806150A765.png" xlink:type="simple" xlink:show="embed" xlink:actuate="onLoad">
            <text:p/>
          </draw:image>
          <svg:title>Cube</svg:title>
          <svg:desc>Test de description d'une image</svg:desc>
        </draw:frame>
        <draw:frame draw:style-name="gr3" draw:text-style-name="P1" draw:layer="layout" svg:width="3.611cm" svg:height="3.611cm" svg:x="4.389cm" svg:y="14.889cm">
          <draw:image xlink:href="Pictures/1000020100000080000000806150A765.png" xlink:type="simple" xlink:show="embed" xlink:actuate="onLoad">
            <text:p/>
          </draw:image>
        </draw:frame>
        <draw:frame draw:style-name="gr4" draw:text-style-name="P1" draw:layer="layout" svg:width="3.611cm" svg:height="3.611cm" svg:x="5.501cm" svg:y="14.501cm">
          <draw:image xlink:href="Pictures/1000020100000080000000806150A7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greenlines" xlink:href="Pictures/1000000000000320000002582C51995A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GlossyUbuntu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.001cm" svg:y="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6cm" svg:y="0.001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evin Roy</meta:initial-creator>
    <meta:creation-date>2009-11-27T12:10:53</meta:creation-date>
    <dc:date>2009-11-28T13:20:01</dc:date>
    <dc:creator>Kevin Roy</dc:creator>
    <meta:editing-duration>PT25H09M12S</meta:editing-duration>
    <meta:editing-cycles>5</meta:editing-cycles>
    <meta:generator>OpenOffice.org/3.1$Linux OpenOffice.org_project/310m19$Build-9420</meta:generator>
    <meta:document-statistic meta:object-count="39"/>
  </office:meta>
</office:document-meta>
</file>